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0b265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b265e" officeooo:paragraph-rsid="000b265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0b265e"/>
    </style:style>
    <style:style style:name="T1" style:family="text">
      <style:text-properties officeooo:rsid="000b265e"/>
    </style:style>
    <style:style style:name="T2" style:family="text">
      <style:text-properties officeooo:rsid="000c1a9f"/>
    </style:style>
    <style:style style:name="T3" style:family="text">
      <style:text-properties officeooo:rsid="000d676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3966068" text:style-name="L1">
        <text:list-item>
          <text:p text:style-name="P3">What site is this? (Is it clear enough?)</text:p>
        </text:list-item>
      </text:list>
      <text:p text:style-name="P5">Se ve que es una web relacionada con la <text:span text:style-name="T3">informática.</text:span></text:p>
      <text:p text:style-name="P2"><text:tab/></text:p>
      <text:list xml:id="list142011900196714" text:continue-numbering="true" text:style-name="L1">
        <text:list-item>
          <text:p text:style-name="P3">Does it follow conventions?</text:p>
          <text:list>
            <text:list-item>
              <text:p text:style-name="P3">Menus, logos, content,…</text:p>
            </text:list-item>
          </text:list>
        </text:list-item>
      </text:list>
      <text:p text:style-name="P2"><text:tab/><text:span text:style-name="T1">Si.</text:span></text:p>
      <text:p text:style-name="P2"/>
      <text:list xml:id="list142012170357099" text:continue-numbering="true" text:style-name="L1">
        <text:list-item>
          <text:list>
            <text:list-item>
              <text:p text:style-name="P3">Are elements clear enough? (Search inputs, icons, social networks,…)</text:p>
            </text:list-item>
          </text:list>
        </text:list-item>
      </text:list>
      <text:p text:style-name="P2"><text:tab/>Si.</text:p>
      <text:p text:style-name="P2"/>
      <text:list xml:id="list142011721147679" text:continue-numbering="true" text:style-name="L1">
        <text:list-item>
          <text:p text:style-name="P4">Is the hierarchy evident (sections, subsections,…)? Can I see the major sections of the site?</text:p>
          <text:p text:style-name="P4">Si.</text:p>
          <text:p text:style-name="P4">Si.</text:p>
        </text:list-item>
      </text:list>
      <text:p text:style-name="P6"/>
      <text:list xml:id="list142011539083162" text:continue-numbering="true" text:style-name="L1">
        <text:list-item>
          <text:p text:style-name="P4"><text:s/>What options do I have at this level of the hierarchy?</text:p>
        </text:list-item>
      </text:list>
      <text:p text:style-name="P6"><text:tab/>Si, tienes varias opciones</text:p>
      <text:p text:style-name="P6"><text:tab/></text:p>
      <text:list xml:id="list142011177757985" text:continue-numbering="true" text:style-name="L1">
        <text:list-item>
          <text:p text:style-name="P3">Are the pages divided in well defined sections / layers?</text:p>
        </text:list-item>
      </text:list>
      <text:p text:style-name="P2"><text:tab/>Si</text:p>
      <text:p text:style-name="P2"/>
      <text:list xml:id="list142011501900513" text:continue-numbering="true" text:style-name="L1">
        <text:list-item>
          <text:p text:style-name="P3">Can you distinguish links and buttons?</text:p>
        </text:list-item>
      </text:list>
      <text:p text:style-name="P2"><text:tab/>Si</text:p>
      <text:list xml:id="list142011864993696" text:continue-numbering="true" text:style-name="L1">
        <text:list-item>
          <text:p text:style-name="P3">Is there any content that distracts the user?</text:p>
        </text:list-item>
      </text:list>
      <text:p text:style-name="P2"><text:tab/>No</text:p>
      <text:list xml:id="list142012157400208" text:continue-numbering="true" text:style-name="L1">
        <text:list-item>
          <text:p text:style-name="P3">Is the content structured?</text:p>
        </text:list-item>
      </text:list>
      <text:p text:style-name="P2"><text:tab/>Si</text:p>
      <text:list xml:id="list142013073949354" text:continue-numbering="true" text:style-name="L1">
        <text:list-item>
          <text:p text:style-name="P1">Are there any search options? Are they clear enough?</text:p>
          <text:p text:style-name="P1">Si, <text:span text:style-name="T2">debería</text:span> estar un poco la letra de buscar mas oscura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3:48:00.856951168</meta:creation-date>
    <dc:date>2019-09-23T14:20:10.812399050</dc:date>
    <meta:editing-duration>PT21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34" meta:character-count="700" meta:non-whitespace-character-count="592"/>
  </office:meta>
</office:document-meta>
</file>